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omainList.getDomainListIntern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DBCDomainList.addDomainInternal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DBCDomainList.containsDomain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DBCDomainList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omainList.setFileSystem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omainList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DomainList.setDataSourceComponent( DataSourceComponent dataSource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omainList.removeDomainInternal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DBCDomainList.configure( Configuration arg0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DBCDomainList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